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,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ome, doplň zhruba 8-10 slidů o optimalizaci a třeba ještě něco co tě napadne, abychom meli zhruba těch 25-30 slidů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3">
              <text:list-header>
                <text:p text:style-name="P2"><text:span text:style-name="T4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78cm" svg:x="1.4cm" svg:y="4.914cm" presentation:class="outline" presentation:user-transformed="true">
          <draw:text-box>
            <text:list text:style-name="L3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anislav Heller</meta:initial-creator>
    <meta:creation-date>2012-12-08T10:45:35</meta:creation-date>
    <meta:editing-duration>PT2H14M16S</meta:editing-duration>
    <meta:editing-cycles>13</meta:editing-cycles>
    <dc:date>2012-12-08T12:59:45</dc:date>
    <dc:creator>Stanislav Heller</dc:creator>
    <meta:generator>OpenOffice.org/3.3$Linux OpenOffice.org_project/330m20$Build-9567</meta:generator>
    <meta:document-statistic meta:object-count="91"/>
  </office:meta>
</office:document-meta>
</file>